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2"/>
    <style:style style:name="P2" style:family="paragraph" style:parent-style-name="Text_20_body" style:list-style-name="L2">
      <style:paragraph-properties fo:margin-top="0in" fo:margin-bottom="0in" style:contextual-spacing="false"/>
    </style:style>
    <style:style style:name="T1" style:family="text">
      <style:text-properties fo:language="ru" fo:country="RU"/>
    </style:style>
    <style:style style:name="T2" style:family="text">
      <style:text-properties officeooo:rsid="0008e48f"/>
    </style:style>
    <style:style style:name="T3" style:family="text">
      <style:text-properties officeooo:rsid="000a594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Что такое выгорание?</text:span></text:h>
      <text:p text:style-name="Text_20_body">Суть термина заложена в самом названии: человек «выгорел», «перегорел». Выгорание происходит, когда наша психика отдает больше, чем может восполнить, когда внешнее давление слишком <text:span text:style-name="T1">велико</text:span>, а эмоционально «подзарядиться» не получается. Это состояние эмоционального истощения, которое постепенно нарастает и в конечном итоге значительно ухудшает качество жизни человека.</text:p>
      <text:p text:style-name="Text_20_body">В области психологических наук принято говорить о «синдроме выгорания». У него есть три основные составляющие:</text:p>
      <text:list xml:id="list1066811805" text:style-name="L2">
        <text:list-item>
          <text:p text:style-name="P2">Эмоциональное истощение. Человек <text:span text:style-name="T1">постоянно</text:span> <text:span text:style-name="T1">пребывает</text:span> в состоянии усталости. Он не хочет ходить на работу или заниматься другими рутинными вещами. Ощущает некую тщетность своих действий, безнадёжность. Для него становится трудно ощутить радость, основные эмоции колеблются в спектре от равнодушия и апатии до агрессии. </text:p>
        </text:list-item>
        <text:list-item>
          <text:p text:style-name="P2">Деперсонализация. Человек не включается эмоционально в общение с другими людьми, он выглядит отстранённым, а его действия – механическими. Меняются отношения с родными, друзьями, коллегами, учениками/пациентами/клиентами. </text:p>
        </text:list-item>
        <text:list-item>
          <text:p text:style-name="P1">Обесценивание своих действий и достижений. В рамках этого компонента человек уничижает собственное «я», фокусируется на своих неудачах. </text:p>
        </text:list-item>
      </text:list>
      <text:p text:style-name="Text_20_body">Непроработанное выгорание может провоцировать развитие психосоматических заболеваний и серьезных расстройств функционирования нервной системы.</text:p>
      <text:h text:style-name="Heading_20_3" text:outline-level="3"><text:span text:style-name="Strong_20_Emphasis">Синдром эмоционального выгорания</text:span></text:h>
      <text:p text:style-name="Text_20_body">При эмоциональном выгорании человек теряет способность испытывать эмоции, то есть чувствовать, осознавать мотивы своих действий. В итоге возникает деперсонализация («я делаю это для ребенка», «это нужно моей маме»). Человек забывает о себе и своих потребностях. Уходит в решение чужих проблем, ныряет с головой в работу. То есть как бы замещает себя чувствами и проблемами других людей, рабочими ситуациями. Теряются ориентиры: что человек делает и для чего, что хочет он сам?</text:p>
      <text:p text:style-name="Text_20_body">На протяжении жизни каждый человек может испытать эмоциональное выгорание. Например, достаточно часто сталкиваются с этим состоянием родители детей с особенностями развития, так как их забота о ребенке становится своего рода работой, причем очень энергозатратной. То же самое можно сказать о людях, заботящихся о тяжелобольных родственниках.  У каждого из нас, в зависимости от жизненных обстоятельств, разный запас жизненных сил. Одни справляются с подобными ситуациями без особых трудностей, в то время как у других они провоцируют развитие в<text:tab/>ыгорания. Важно вовремя заметить у себя или близких развитие этого синдрома и обратиться за профессиональной помощью, чтобы найти способ восполнить свой эмоциональный ресурс и дать возможность жизни заиграть яркими красками.</text:p>
      <text:p text:style-name="Text_20_body">Еще один момент, провоцирующий выгорание – повышенная эмоциональность, тревожность, когда человек часто эмоционирует беспредметно, «накручивает» себя. И в момент, когда нет «подзарядки», наступает внутреннее опустошение: человек ничего не хочет и ничего не чувствует.</text:p>
      <text:h text:style-name="Heading_20_3" text:outline-level="3"><text:soft-page-break/><text:span text:style-name="Strong_20_Emphasis">Синдром профессионального выгорания</text:span></text:h>
      <text:p text:style-name="Text_20_body">Синдрому профессионального выгорания чаще подвержены те, кто работает в группе профессий человек-человек. В особенности врачи, педагоги, работники социальных служб: все те, кто сильно эмоционально вовлечен в течение рабочего процесса. Когда человек сталкивается с профессиональным выгоранием, он перестает чувствовать и СО-чувствовать, СО-переживать. У него остаётся только сухая техническая часть работы, которая не предполагает эмпатии и душевной теплоты. А этот человеческий ресурс - неотъемлемая часть множества профессий. Часто отношение человека, подвергшегося профессиональному выгоранию, к другим людям – коллегам, клиентам, пациентам, ученикам – окрашивается в негативный оттенок. Стоит ли говорить, что все это не только влияет на состояние самого человека, но и негативно сказывается на рабочих процессах. Именно по этой причине мудрые работодатели и кадровики стараются отслеживать эмоциональное состояние своих сотрудников и помогать им предотвратить развитие выгорания. В ход идут и корпоративные психологи, и возможность взять свободный день, и совместные мероприятия. Тема борьбы с профессиональным выгоранием и способами его предотвращения очень широкая и требует отдельной статьи.</text:p>
      <text:p text:style-name="Text_20_body">Но один из эффективных способов профилактики профессионального выгорания – это установление человеком строгих границ между личным и рабочим эмоциональными пространствами. Это не просто. Но в эмоциональной вовлеченности в работу обязательно должны быть свои пределы. Иначе человек теряет способность отключиться от рабочих переживаний и в итоге растворяется в них. Повторяйте про себя, как мантру – «жизнь больше работы». Потому что не неспособность разделить личное и рабочее – это прямой путь к профессиональному выгоранию.</text:p>
      <text:p text:style-name="Text_20_body"/>
      <text:p text:style-name="Text_20_body"/>
      <text:h text:style-name="Heading_20_3" text:outline-level="3">1. Перестаньте «мотивировать» себя снова и снова</text:h>
      <text:p text:style-name="Text_20_body">Если уж вы выжаты как лимон, это не поможет. Позвольте себе негативные чувства, но в то же время старайтесь действовать конструктивно.</text:p>
      <text:h text:style-name="Heading_20_3" text:outline-level="3">2. Чаще встречайтесь в нерабочей обстановке с друзьями, а не коллегами</text:h>
      <text:p text:style-name="Text_20_body">Так у вас появится шанс по-настоящему выдохнуть, переключиться, а не сводить общение к бесконечным жалобам о работе.</text:p>
      <text:h text:style-name="Heading_20_3" text:outline-level="3">3. Действуйте по принципу «шаг за шагом»</text:h>
      <text:p text:style-name="Text_20_body">Если эмоциональное выгорание совсем лишило вас сил, говорите себе: «Что я делаю теперь?» Вам всего-то нужно отправить одно письмо, провести одну встречу. А потом еще одну. И так далее. Тактика маленьких шагов действует успокаивающе.</text:p>
      <text:p text:style-name="Text_20_body"/>
      <text:h text:style-name="Heading_20_3" text:outline-level="3"><text:soft-page-break/><text:span text:style-name="Strong_20_Emphasis">Можно <text:s/>самостоятельно диагностировать у себя синдром выгорания и справиться с ним,</text:span></text:h>
      <text:p text:style-name="Text_20_body"><text:span text:style-name="T3">н</text:span>о это далеко не самый быстрый и эффективный способ решения проблемы. Наиболее результативна комбинированная работа: самостоятельные действия человека + психологическое консультирование. К сожалению, культура психологической помощи в России развита слабо. Люди не понимают, для чего нужно обсуждать свои проблемы с посторонним. В то время как сам человек не видит периферии проблемы, не может отстраниться и охватить ее целиком, так как смотрит лишь с одной точки зрения. Задача психолога – объяснить человеку происходящее, расширить его видение проблемы, интегрировать, сделать его целостным, помочь почувствовать себя. Самостоятельно человеку бывает трудно с этим справиться.</text:p>
      <text:p text:style-name="Text_20_body">При выборе метода помощи человеку психолог ориентируется на множество факторов, включая форму расстройства. Если это острая форма, то помимо психологической помощи возможна рекомендация применения медикаментозных методов коррекции.  Но во многих случаях разностороннее обсуждение проблемы, корректировка режима труда, отдых и смена деятельности позволяют добиться хороших результатов. При легкой степени синдрома выгорания может помочь даже небольшая пауза: человеку нужно переключиться, перезарядиться, восполнить свой внутренний ресурс. Кроме того, психолог обучает человека приемам саморегуляции – управлению своим психоэмоциональным состоянием.</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6T00:09:26.495542376</meta:creation-date>
    <dc:date>2023-11-06T00:36:31.558335542</dc:date>
    <meta:editing-duration>PT16M53S</meta:editing-duration>
    <meta:editing-cycles>3</meta:editing-cycles>
    <meta:generator>LibreOffice/7.3.7.2$Linux_X86_64 LibreOffice_project/30$Build-2</meta:generator>
    <meta:document-statistic meta:table-count="0" meta:image-count="0" meta:object-count="0" meta:page-count="3" meta:paragraph-count="23" meta:word-count="867" meta:character-count="6667" meta:non-whitespace-character-count="5811"/>
  </office:meta>
</office:document-meta>
</file>